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6013016660802426" text:style-name="L2">
        <text:list-item>
          <text:p text:style-name="P1">[KAMAL]Płyn uniwersalny "Emil"</text:p>
        </text:list-item>
        <text:list-item>
          <text:p text:style-name="P1">[HENKEL]Clin Windows and Glass Lemon(środek czyszczący)</text:p>
        </text:list-item>
        <text:list-item>
          <text:p text:style-name="P1">[IMPULS]SKRA - płyn do mycia szyb o zapachu cytrynowym, leśnym lub morskim</text:p>
        </text:list-item>
        <text:list-item>
          <text:p text:style-name="P1">[SC JOHNSON]Duck Fresh Discs - Marine (krążek żelowy do toalet)</text:p>
        </text:list-item>
        <text:list-item>
          <text:p text:style-name="P1">[MIŚ?]Żel do mycia WC "WC-MIŚ"</text:p>
        </text:list-item>
        <text:list-item>
          <text:p text:style-name="P1">[MIŚ?]Mleczko do czyszczenia "KACPER"</text:p>
        </text:list-item>
        <text:list-item>
          <text:p text:style-name="P1">[McBride]PALEMKA YPLON żel do czyszczenia toalet</text:p>
        </text:list-item>
        <text:list-item>
          <text:p text:style-name="P1">[COLGATE - PALMOLLIVE]Ajax Floral Fiesta Konwalie(do czyszczenia wszystkich powierzchni)</text:p>
        </text:list-item>
        <text:list-item>
          <text:p text:style-name="P1">[AGRO-CHEMAT]Brzask VC GEL(do mycia muszli toaletowych, umywalek, pituarów itp.)</text:p>
        </text:list-item>
        <text:list-item>
          <text:p text:style-name="P1">[Gold drop]Floor Active Soda(uniwersalny płyn do mycia podłóg, ścian i glazów)</text:p>
        </text:list-item>
        <text:list-item>
          <text:p text:style-name="P1">[PPHU "Garchem"]"Kubuś" - Cytryna(płyn do mycia naczyń)</text:p>
        </text:list-item>
        <text:list-item>
          <text:p text:style-name="P1">[LAKMA Strefa]Sidolux M przeciw kurzowi aerozol</text:p>
        </text:list-item>
        <text:list-item>
          <text:p text:style-name="P1">[UNILEVER]Cif Cream with Bleach(mleczko do czyszczenia)</text:p>
        </text:list-item>
        <text:list-item>
          <text:p text:style-name="P1">[Śnieżka]Śnieżka, Zacieki - Plamy farba akrylowa</text:p>
        </text:list-item>
        <text:list-item>
          <text:p text:style-name="P1">[Atlas]Atlas UNI-GRUNT (szybkoschnąca emulsja do gruntowania)</text:p>
        </text:list-item>
        <text:list-item>
          <text:p text:style-name="P1">[INCHEM]PIGMENT MIX (uniwersalne koncentraty pigmentowe)</text:p>
        </text:list-item>
        <text:list-item>
          <text:p text:style-name="P1">[MAPEI]KERABOND T (klej sypki na bazie cementowej)</text:p>
        </text:list-item>
        <text:list-item>
          <text:p text:style-name="P1">[MAPEI]KLEJ DO GRESU BUILDFIX</text:p>
        </text:list-item>
        <text:list-item>
          <text:p text:style-name="P1">[MAPEI]KLEJ DO PŁYTEK GLAZURNIK</text:p>
        </text:list-item>
        <text:list-item>
          <text:p text:style-name="P1">[TYTAN]GRUNT pod tynki UNIWERSALNY IS 41</text:p>
          <text:p text:style-name="P1"><text:tab/>Grunt do systemu E akrylowy</text:p>
          <text:p text:style-name="P1"><text:tab/>Grunt do systemu EO zolokrzewowy</text:p>
          <text:p text:style-name="P1"><text:tab/>Grunt do systemu EOS silikonowy</text:p>
        </text:list-item>
        <text:list-item>
          <text:p text:style-name="P1">[STABILL]Gips szpachlowy START STABILL</text:p>
        </text:list-item>
        <text:list-item>
          <text:p text:style-name="P1">[STABILL]Gładź tynkowa biała STABILL</text:p>
        </text:list-item>
        <text:list-item>
          <text:p text:style-name="P1">[KNAUF]Ręczne tynki gipsowe GOLDBAND/ROTBAND</text:p>
        </text:list-item>
        <text:list-item>
          <text:p text:style-name="P1">[KNAUF]KNAUF MP FINISH(powłoka do ścian i sufitów)</text:p>
        </text:list-item>
        <text:list-item>
          <text:p text:style-name="P1">[DOLINA NIDY]Gips Szpachlowy DOLINA NIDY</text:p>
        </text:list-item>
        <text:list-item>
          <text:p text:style-name="P1">[Śnieżka]ZACIEKI - PLAMY Farba akrylowa</text:p>
        </text:list-item>
        <text:list-item>
          <text:p text:style-name="P1">[Śnieżka]EKO MATOWA AKRYLOWA FARBA DO ŚCIAN I SUFITÓW</text:p>
        </text:list-item>
        <text:list-item>
          <text:p text:style-name="P1">[PPG]Podkład antykorozyjny czerwony tlenkowy / UNIKOR C czerwony tlenkowy</text:p>
        </text:list-item>
        <text:list-item>
          <text:p text:style-name="P1">[CEMENT OŻARÓW]Cement portlandzki CEM I 32,5R</text:p>
          <text:p text:style-name="P1"><text:tab/>Cement portlandzki CEM I 42,5R</text:p>
          <text:p text:style-name="P1"><text:tab/>Cement portlandzki CEM II/A-V 42,5R</text:p>
          <text:p text:style-name="P1"><text:tab/>Cement portlandzki CEM II/B-V 32,5N</text:p>
          <text:p text:style-name="P1"><text:tab/>Cement portlandzki CEM II/B-V 42,5N- LH/HSR/NA</text:p>
        </text:list-item>
        <text:list-item>
          <text:p text:style-name="P1">[HENKEL] Metylan Płyn do usuwania tapet</text:p>
        </text:list-item>
        <text:list-item>
          <text:p text:style-name="P1">[AkzoNobel]NOBILES CHLOROKAUCZUK emalia do metalu i betonu; wysoki połysk;różne kolory</text:p>
        </text:list-item>
        <text:list-item>
          <text:p text:style-name="P1">[PPG]AKRYLIT W PLUS - Akrylowa farba lateksowa - biała</text:p>
        </text:list-item>
        <text:list-item>
          <text:p text:style-name="P1">[CAZET KAMPINOS S.J.]Rozcienczalnik Ftalowo-karbamidowy (Chlorokauczukowy)</text:p>
        </text:list-item>
        <text:list-item>
          <text:p text:style-name="P1">[Den Braven] Den Braven ELAST-O-RUB 3.15(kauczukowy uszczelniacz dekarski do pokryć blacharskich)</text:p>
        </text:list-item>
        <text:list-item>
          <text:p text:style-name="P1">[POLIFARB DĘBICA]NITROLAK 15(bezbarwny metalowy lakier)</text:p>
        </text:list-item>
        <text:list-item>
          <text:p text:style-name="P1">[SOUDAL]Specjalistyczny uszczelniacz dekarski - Aquafix</text:p>
        </text:list-item>
        <text:list-item>
          <text:p text:style-name="P1">[POLIFARB]Lakier nitrocelulozowy ogólnego stosowania NITROLAK</text:p>
        </text:list-item>
        <text:list-item>
          <text:p text:style-name="P1">[DRACO]PASTA BHP(do mycia rąk)</text:p>
        </text:list-item>
        <text:list-item>
          <text:p text:style-name="P1">[DEKORAL]Emalia Akrylowa do drewna i metali</text:p>
        </text:list-item>
        <text:list-item>
          <text:p text:style-name="P1">[ORLEN]Zimowy płyn do spryskiwaczy -20°C</text:p>
        </text:list-item>
        <text:list-item>
          <text:p text:style-name="P1">[ORLEN]Denaturat 92%</text:p>
        </text:list-item>
        <text:list-item>
          <text:p text:style-name="P1"><text:soft-page-break/>[ORLEN]Rozcieńczalnik ekstrakcyjny</text:p>
        </text:list-item>
        <text:list-item>
          <text:p text:style-name="P1">[ADEN EXPORT - IMPORT] Rozpuszczalnik uniwersaln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1S</meta:editing-duration>
    <meta:editing-cycles>4</meta:editing-cycles>
    <meta:generator>OpenOffice/4.0.1$Win32 OpenOffice.org_project/401m5$Build-9714</meta:generator>
    <dc:date>2018-04-24T21:21:08.10</dc:date>
    <dc:creator>Kamil Baczyński</dc:creator>
    <meta:document-statistic meta:table-count="0" meta:image-count="0" meta:object-count="0" meta:page-count="2" meta:paragraph-count="50" meta:word-count="301" meta:character-count="2453"/>
    <meta:user-defined meta:name="Info 1"/>
    <meta:user-defined meta:name="Info 2"/>
    <meta:user-defined meta:name="Info 3"/>
    <meta:user-defined meta:name="Info 4"/>
  </office:meta>
</office:document-meta>
</file>